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30000005F917A1D51.png"/>
  <manifest:file-entry manifest:media-type="image/jpeg" manifest:full-path="Pictures/10000000000001770000003728365C76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Uplex_25_20Title-title">
      <style:graphic-properties fo:min-height="16.099cm"/>
    </style:style>
    <style:style style:name="pr2" style:family="presentation" style:parent-style-name="Uplex_25_20Title-notes">
      <style:graphic-properties draw:fill-color="#ffffff" draw:auto-grow-height="true" fo:min-height="13.365cm"/>
    </style:style>
    <style:style style:name="pr3" style:family="presentation" style:parent-style-name="Uplex_25_20Title-title">
      <style:graphic-properties fo:min-height="1.25cm"/>
    </style:style>
    <style:style style:name="pr4" style:family="presentation" style:parent-style-name="Uplex_25_20Title-outline1">
      <style:graphic-properties fo:min-height="14.523cm"/>
    </style:style>
    <style:style style:name="pr5" style:family="presentation" style:parent-style-name="Uplex_25_20Title-notes">
      <style:graphic-properties draw:fill-color="#ffffff" fo:min-height="13.114cm"/>
    </style:style>
    <style:style style:name="pr6" style:family="presentation" style:parent-style-name="Uplex_25_20Title-outline1">
      <style:graphic-properties fo:min-height="6.523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color="#664e88"/>
    </style:style>
    <style:style style:name="T2" style:family="text">
      <style:text-properties fo:color="#664e88" fo:font-size="24pt" style:font-size-asian="24pt" style:font-size-complex="24pt"/>
    </style:style>
    <style:style style:name="T3" style:family="text">
      <style:text-properties fo:color="#664e88"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family="'Liberation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plex_25_20Title" presentation:presentation-page-layout-name="AL1T19">
        <office:forms form:automatic-focus="false" form:apply-design-mode="false"/>
        <draw:frame presentation:style-name="pr1" draw:text-style-name="P1" draw:layer="layout" svg:width="16.599cm" svg:height="16.099cm" svg:x="1.401cm" svg:y="3cm" presentation:class="title" presentation:user-transformed="true">
          <draw:text-box>
            <text:p text:style-name="P1"><text:span text:style-name="T1">vesseltracker</text:span><text:span text:style-name="T1"><text:line-break/></text:span><text:span text:style-name="T1">Glassfish App</text:span><text:span text:style-name="T1"><text:line-break/></text:span><text:span text:style-name="T1"><text:line-break/></text:span><text:span text:style-name="T1">Performance und</text:span><text:span text:style-name="T1"><text:line-break/></text:span><text:span text:style-name="T1">Optimierung</text:span><text:span text:style-name="T1"><text:line-break/></text:span><text:span text:style-name="T1"><text:line-break/></text:span><text:span text:style-name="T2">22. Dezember 2011</text:span><text:span text:style-name="T2"><text:line-break/></text:span><text:span text:style-name="T1"><text:line-break/></text:span><text:span text:style-name="T2">Geoff Simmons</text:span><text:span text:style-name="T2"><text:line-break/></text:span><text:span text:style-name="T3">geoff.simmons@uplex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Uplex_25_20Title" presentation:presentation-page-layout-name="AL2T1">
        <office:forms form:automatic-focus="false" form:apply-design-mode="false"/>
        <draw:frame presentation:style-name="pr3" draw:layer="layout" svg:width="15.6cm" svg:height="1.737cm" svg:x="1.4cm" svg:y="0.682cm" presentation:class="title">
          <draw:text-box>
            <text:p>Agenda</text:p>
          </draw:text-box>
        </draw:frame>
        <draw:frame presentation:style-name="pr4" draw:text-style-name="P2" draw:layer="layout" svg:width="25.199cm" svg:height="14.523cm" svg:x="1.4cm" svg:y="3.4cm" presentation:class="outline" presentation:user-transformed="true">
          <draw:text-box>
            <text:list text:style-name="L2">
              <text:list-item>
                <text:p><text:span text:style-name="T4">Datenerhebung am 20. - 21.12.2011</text:span></text:p>
              </text:list-item>
              <text:list-item>
                <text:p><text:span text:style-name="T4">Übersicht</text:span></text:p>
                <text:list>
                  <text:list-item>
                    <text:p><text:span text:style-name="T5">Was gut aussieht</text:span></text:p>
                  </text:list-item>
                  <text:list-item>
                    <text:p><text:span text:style-name="T5">Was verbesserungsbedürftig aussieht</text:span></text:p>
                  </text:list-item>
                </text:list>
              </text:list-item>
              <text:list-item>
                <text:p><text:span text:style-name="T4">Details der Messung</text:span></text:p>
              </text:list-item>
              <text:list-item>
                <text:p><text:span text:style-name="T4">Anmerkungen zur Architektur</text:span></text:p>
              </text:list-item>
              <text:list-item>
                <text:p><text:span text:style-name="T4">Empfehl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Uplex_25_20Title" presentation:presentation-page-layout-name="AL2T1">
        <office:forms form:automatic-focus="false" form:apply-design-mode="false"/>
        <draw:frame presentation:style-name="pr3" draw:layer="layout" svg:width="15.6cm" svg:height="1.737cm" svg:x="1.4cm" svg:y="0.682cm" presentation:class="title">
          <draw:text-box>
            <text:p>Datenerhebung</text:p>
          </draw:text-box>
        </draw:frame>
        <draw:frame presentation:style-name="pr4" draw:layer="layout" svg:width="25.199cm" svg:height="14.523cm" svg:x="1.4cm" svg:y="4cm" presentation:class="outline" presentation:user-transformed="true">
          <draw:text-box>
            <text:list text:style-name="L2">
              <text:list-item>
                <text:p>Monitoring, Erhebung mit asadmin</text:p>
                <text:list>
                  <text:list-item>
                    <text:p>JDBC connection pools (seit 18.12.)</text:p>
                  </text:list-item>
                  <text:list-item>
                    <text:p>EJBs: DBUpdateBean, ShipActionUtilBean</text:p>
                  </text:list-item>
                  <text:list-item>
                    <text:p>Web: aisweb, XMLReceiverServlet</text:p>
                  </text:list-item>
                  <text:list-item>
                    <text:p>Transaction Service</text:p>
                  </text:list-item>
                  <text:list-item>
                    <text:p>(Thread pools, Keepalive, Connection Queue)</text:p>
                  </text:list-item>
                  <text:list-item>
                    <text:p>20.12 abends bis 21.12. abends</text:p>
                  </text:list-item>
                  <text:list-item>
                    <text:p>Bestimmte Größen nicht überwachbar</text:p>
                  </text:list-item>
                </text:list>
              </text:list-item>
              <text:list-item>
                <text:p>GC / Heap bereits seit 13.12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Uplex_25_20Title" presentation:presentation-page-layout-name="AL2T1">
        <office:forms form:automatic-focus="false" form:apply-design-mode="false"/>
        <draw:frame presentation:style-name="pr3" draw:layer="layout" svg:width="15.6cm" svg:height="1.737cm" svg:x="1.4cm" svg:y="0.682cm" presentation:class="title" presentation:user-transformed="true">
          <draw:text-box>
            <text:p>Was gut aussieht</text:p>
          </draw:text-box>
        </draw:frame>
        <draw:frame presentation:style-name="pr4" draw:layer="layout" svg:width="25.199cm" svg:height="14.523cm" svg:x="1.4cm" svg:y="4cm" presentation:class="outline" presentation:user-transformed="true">
          <draw:text-box>
            <text:list text:style-name="L2">
              <text:list-item>
                <text:p>Thread Pools</text:p>
              </text:list-item>
              <text:list-item>
                <text:p>Keepalive / Connection Queue</text:p>
              </text:list-item>
              <text:list-item>
                <text:p>Max HTTP Sessions</text:p>
              </text:list-item>
              <text:list-item>
                <text:p>EJB Pool</text:p>
                <text:list>
                  <text:list-item>
                    <text:p>Zumindest für die beiden überwachten EJBs</text:p>
                  </text:list-item>
                  <text:list-item>
                    <text:p>Können ggfs. verkleinert werd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Uplex_25_20Title" presentation:presentation-page-layout-name="AL2T1">
        <office:forms form:automatic-focus="false" form:apply-design-mode="false"/>
        <draw:frame presentation:style-name="pr3" draw:layer="layout" svg:width="16.6cm" svg:height="1.737cm" svg:x="1.4cm" svg:y="0.682cm" presentation:class="title" presentation:user-transformed="true">
          <draw:text-box>
            <text:p>Verbesserungsbedürftig</text:p>
          </draw:text-box>
        </draw:frame>
        <draw:frame presentation:style-name="pr4" draw:layer="layout" svg:width="25.199cm" svg:height="14.523cm" svg:x="1.4cm" svg:y="4cm" presentation:class="outline" presentation:user-transformed="true">
          <draw:text-box>
            <text:list text:style-name="L2">
              <text:list-item>
                <text:p>GC – viel Pausenzeit</text:p>
                <text:list>
                  <text:list-item>
                    <text:p>Weniger Objekte anlegen?</text:p>
                  </text:list-item>
                </text:list>
              </text:list-item>
              <text:list-item>
                <text:p>JDBC Connection Pool</text:p>
              </text:list-item>
              <text:list-item>
                <text:p>Lange Verarbeitungszeiten / Transaktionen</text:p>
                <text:list>
                  <text:list-item>
                    <text:p>z.T. Long-Tail-Effekte</text:p>
                  </text:list-item>
                </text:list>
              </text:list-item>
              <text:list-item>
                <text:p>HTTP Session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lex_25_20Title" presentation:presentation-page-layout-name="AL2T1">
        <office:forms form:automatic-focus="false" form:apply-design-mode="false"/>
        <draw:frame presentation:style-name="pr3" draw:layer="layout" svg:width="15.6cm" svg:height="1.737cm" svg:x="1.4cm" svg:y="0.682cm" presentation:class="title" presentation:user-transformed="true">
          <draw:text-box>
            <text:p>GC</text:p>
          </draw:text-box>
        </draw:frame>
        <draw:frame presentation:style-name="pr4" draw:layer="layout" svg:width="25.199cm" svg:height="14.523cm" svg:x="1.4cm" svg:y="4cm" presentation:class="outline">
          <draw:text-box>
            <text:list text:style-name="L2">
              <text:list-item>
                <text:p>ca. 10% der Wanduhrzeit ist Pausenzeit</text:p>
              </text:list-item>
              <text:list-item>
                <text:p>Mehrheitlich Minor Collections</text:p>
                <text:list>
                  <text:list-item>
                    <text:p>ca. 250 ms Pause alle 4-5s</text:p>
                  </text:list-item>
                  <text:list-item>
                    <text:p>Full GCs: ca. 4-5s Pause alle 2m</text:p>
                  </text:list-item>
                </text:list>
              </text:list-item>
              <text:list-item>
                <text:p>Massnahmen</text:p>
                <text:list>
                  <text:list-item>
                    <text:p>Kleinere OG (3,5 → 3,0 GB)</text:p>
                  </text:list-item>
                  <text:list-item>
                    <text:p>Weniger Objekte!</text:p>
                  </text:list-item>
                  <text:list-item>
                    <text:p>Mehr Speicher / C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lex_25_20Title" presentation:presentation-page-layout-name="AL2T1">
        <office:forms form:automatic-focus="false" form:apply-design-mode="false"/>
        <draw:frame presentation:style-name="pr3" draw:layer="layout" svg:width="15.6cm" svg:height="1.737cm" svg:x="1.4cm" svg:y="0.682cm" presentation:class="title" presentation:user-transformed="true">
          <draw:text-box>
            <text:p>JDBC Pool</text:p>
          </draw:text-box>
        </draw:frame>
        <draw:frame presentation:style-name="pr4" draw:layer="layout" svg:width="25.199cm" svg:height="15.406cm" svg:x="1.4cm" svg:y="4cm" presentation:class="outline" presentation:user-transformed="true">
          <draw:text-box>
            <text:list text:style-name="L2">
              <text:list-item>
                <text:p>48 Connections meistens ausreichend</text:p>
                <text:list>
                  <text:list-item>
                    <text:p>&lt;= 10 genutzt</text:p>
                  </text:list-item>
                </text:list>
              </text:list-item>
              <text:list-item>
                <text:p>Überlauf ca. alle 45 – 60s (Timer-Effekte?)</text:p>
                <text:list>
                  <text:list-item>
                    <text:p>Wait-Queue 32 bis &gt;= 100</text:p>
                  </text:list-item>
                  <text:list-item>
                    <text:p>Wartezeit ca. 100ms bis Timeout (60s)</text:p>
                  </text:list-item>
                </text:list>
              </text:list-item>
              <text:list-item>
                <text:p>Empfehlungen</text:p>
                <text:list>
                  <text:list-item>
                    <text:p>Pool max &gt;= 100</text:p>
                  </text:list-item>
                  <text:list-item>
                    <text:p>Resize vergrössern (z.B. 10)</text:p>
                  </text:list-item>
                  <text:list-item>
                    <text:p>Idle Timeout 60-120s</text:p>
                  </text:list-item>
                  <text:list-item>
                    <text:p>Wait Timeout &gt; 60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lex_25_20Title" presentation:presentation-page-layout-name="AL2T1">
        <office:forms form:automatic-focus="false" form:apply-design-mode="false"/>
        <draw:frame presentation:style-name="pr3" draw:layer="layout" svg:width="15.6cm" svg:height="1.737cm" svg:x="1.4cm" svg:y="0.682cm" presentation:class="title" presentation:user-transformed="true">
          <draw:text-box>
            <text:p>Statistiken</text:p>
          </draw:text-box>
        </draw:frame>
        <draw:frame presentation:style-name="pr4" draw:layer="layout" svg:width="25.199cm" svg:height="14.523cm" svg:x="1.4cm" svg:y="4cm" presentation:class="outline">
          <draw:text-box>
            <text:list text:style-name="L2">
              <text:list-item>
                <text:p>Transaktionen</text:p>
              </text:list-item>
              <text:list-item>
                <text:p>EJBs</text:p>
              </text:list-item>
              <text:list-item>
                <text:p>Servlets</text:p>
              </text:list-item>
              <text:list-item>
                <text:p>HTTP Sessions</text:p>
                <text:p/>
              </text:list-item>
              <text:list-item>
                <text:p>Long-tail-Effekte beach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Uplex_25_20Title" presentation:presentation-page-layout-name="AL2T1">
        <office:forms form:automatic-focus="false" form:apply-design-mode="false"/>
        <draw:frame presentation:style-name="pr3" draw:layer="layout" svg:width="15.6cm" svg:height="1.737cm" svg:x="1.4cm" svg:y="0.682cm" presentation:class="title" presentation:user-transformed="true">
          <draw:text-box>
            <text:p>Architektur</text:p>
          </draw:text-box>
        </draw:frame>
        <draw:frame presentation:style-name="pr4" draw:layer="layout" svg:width="25.199cm" svg:height="14.971cm" svg:x="1.4cm" svg:y="4cm" presentation:class="outline" presentation:user-transformed="true">
          <draw:text-box>
            <text:list text:style-name="L2">
              <text:list-item>
                <text:p><text:span text:style-name="T6">Business-Logik in Entity-Beans</text:span></text:p>
                <text:list>
                  <text:list-item>
                    <text:p><text:span text:style-name="T4">SLSBs als Business-IF für einzelne Entities überflüssig</text:span></text:p>
                  </text:list-item>
                  <text:list-item>
                    <text:p><text:span text:style-name="T4">Objekte und Heap sparen</text:span></text:p>
                  </text:list-item>
                </text:list>
              </text:list-item>
              <text:list-item>
                <text:p><text:span text:style-name="T6">Asynchrone Verarbeitung mit JMS und MDBs</text:span></text:p>
                <text:list>
                  <text:list-item>
                    <text:p><text:span text:style-name="T4">Glättet Last, weniger sprünghafte Lastspitzen durch Timer</text:span></text:p>
                  </text:list-item>
                </text:list>
              </text:list-item>
              <text:list-item>
                <text:p><text:span text:style-name="T6">EclipseLink Caching?</text:span></text:p>
              </text:list-item>
              <text:list-item>
                <text:p><text:span text:style-name="T6">Sessions?</text:span></text:p>
                <text:list>
                  <text:list-item>
                    <text:p><text:span text:style-name="T4">verkomplizieren Clust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plex_25_20Title" presentation:presentation-page-layout-name="AL2T1">
        <office:forms form:automatic-focus="false" form:apply-design-mode="false"/>
        <draw:frame presentation:style-name="pr3" draw:layer="layout" svg:width="15.6cm" svg:height="1.737cm" svg:x="1.4cm" svg:y="0.982cm" presentation:class="title" presentation:user-transformed="true">
          <draw:text-box>
            <text:p>Empfehlungen</text:p>
          </draw:text-box>
        </draw:frame>
        <draw:frame presentation:style-name="pr4" draw:layer="layout" svg:width="25.199cm" svg:height="14.523cm" svg:x="1.4cm" svg:y="4cm" presentation:class="outline" presentation:user-transformed="true">
          <draw:text-box>
            <text:list text:style-name="L2">
              <text:list-item>
                <text:p><text:span text:style-name="T7">Deutliche Entlastung durch DB-Migration zu erwarten</text:span></text:p>
              </text:list-item>
              <text:list-item>
                <text:p><text:span text:style-name="T7">kurz-/mittelfristige Anpassungen</text:span></text:p>
                <text:list>
                  <text:list-item>
                    <text:p><text:span text:style-name="T7">JDBC Pool, ggfs. EJB Pools</text:span></text:p>
                  </text:list-item>
                  <text:list-item>
                    <text:p><text:span text:style-name="T7">Heap-Anpassungen, ggfs. Speichererweiterung</text:span></text:p>
                  </text:list-item>
                </text:list>
              </text:list-item>
              <text:list-item>
                <text:p><text:span text:style-name="T7">mittel-/langfristig</text:span></text:p>
                <text:list>
                  <text:list-item>
                    <text:p><text:span text:style-name="T7">Objekt-Creation reduzieren</text:span></text:p>
                  </text:list-item>
                  <text:list-item>
                    <text:p><text:span text:style-name="T7">Anpassungen der Architekt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plex_25_20Title" presentation:presentation-page-layout-name="AL2T1">
        <office:forms form:automatic-focus="false" form:apply-design-mode="false"/>
        <draw:frame presentation:style-name="pr3" draw:layer="layout" svg:width="15.6cm" svg:height="1.737cm" svg:x="2.5cm" svg:y="9.5cm" presentation:class="title" presentation:user-transformed="true">
          <draw:text-box>
            <text:p>Danke!</text:p>
          </draw:text-box>
        </draw:frame>
        <draw:frame presentation:style-name="pr6" draw:layer="layout" svg:width="25.199cm" svg:height="6.523cm" svg:x="1.4cm" svg:y="12cm" presentation:class="outline" presentation:user-transformed="true">
          <draw:text-box>
            <text:list text:style-name="L2">
              <text:list-header>
                <text:p>Fragen?</text:p>
                <text:list>
                  <text:list-item>
                    <text:p><text:a xlink:href="mailto:nils.goroll@uplex.de">nils.goroll@uplex.de</text:a>, +49-170-2723133</text:p>
                  </text:list-item>
                  <text:list-item>
                    <text:p><text:a xlink:href="mailto:geoff.simmons@uplex.de">geoff.simmons@uplex.de</text:a>, +49-176-63690917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Helvetic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Gothic" style:font-family-generic-asian="system" style:font-pitch-asian="variable" style:font-size-asian="18pt" style:font-style-asian="normal" style:font-weight-asian="normal" style:font-family-complex="Helvetic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measure-align="left-outside" draw:measure-vertical-align="abov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 draw:measure-align="left-outside" draw:measure-vertical-align="abov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 draw:measure-align="left-outside" draw:measure-vertical-align="abov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ListLabel_20_1" style:display-name="ListLabel 1" style:family="graphic">
      <style:paragraph-properties style:text-autospace="none"/>
      <style:text-properties fo:font-size="12pt" fo:language="en" fo:country="US" style:language-asian="en" style:country-asian="US" style:font-family-complex="Symbol" style:font-pitch-complex="variable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Preformatted_20_Text" style:display-name="Preformatted Text" style:family="graphic">
      <style:paragraph-properties style:text-autospace="none"/>
      <style:text-properties fo:font-family="'Liberation Mono', 'Courier New'" style:font-family-generic="modern" style:font-pitch="fixed" fo:font-size="10pt" fo:language="en" fo:country="US" style:font-family-asian="'Liberation Mono', 'Courier New'" style:font-family-generic-asian="modern" style:font-pitch-asian="fixed" style:language-asian="en" style:country-asian="US" style:font-family-complex="'Liberation Mono', 'Courier New'" style:font-family-generic-complex="modern" style:font-pitch-complex="fixed" style:font-size-complex="10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Gothic" style:font-family-generic-asian="system" style:font-pitch-asian="variable" style:font-size-asian="18pt" style:font-style-asian="normal" style:font-weight-asian="normal" style:font-family-complex="'Nimbus Sans L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Uplex_25_20Title-background" style:display-name="Uplex%20Title-background" style:family="presentation">
      <style:graphic-properties draw:stroke="none" draw:fill="none"/>
      <style:text-properties style:letter-kerning="true"/>
    </style:style>
    <style:style style:name="Uplex_25_20Title-backgroundobjects" style:display-name="Uplex%20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plex_25_20Title-notes" style:display-name="Uplex%20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Gothic" style:font-family-generic-asian="system" style:font-pitch-asian="variable" style:font-size-asian="20pt" style:font-style-asian="normal" style:font-weight-asian="normal" style:font-family-complex="Helvetic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Uplex_25_20Title-outline1" style:display-name="Uplex%20Title-outline1" style:family="presentation">
      <style:graphic-properties draw:stroke="none" draw:fill="none">
        <text:list-style style:name="Uplex_25_20Title-outline1" style:display-name="Uplex%20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Gothic" style:font-family-generic-asian="system" style:font-pitch-asian="variable" style:font-size-asian="32pt" style:font-style-asian="normal" style:font-weight-asian="normal" style:font-family-complex="Helvetic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plex_25_20Title-outline2" style:display-name="Uplex%20Title-outline2" style:family="presentation" style:parent-style-name="Uplex_25_20Title-outline1">
      <style:paragraph-properties fo:margin-top="0cm" fo:margin-bottom="0.4cm"/>
      <style:text-properties fo:font-size="28pt" style:font-size-asian="28pt" style:font-size-complex="28pt"/>
    </style:style>
    <style:style style:name="Uplex_25_20Title-outline3" style:display-name="Uplex%20Title-outline3" style:family="presentation" style:parent-style-name="Uplex_25_20Title-outline2">
      <style:paragraph-properties fo:margin-top="0cm" fo:margin-bottom="0.3cm"/>
      <style:text-properties fo:font-size="24pt" style:font-size-asian="24pt" style:font-size-complex="24pt"/>
    </style:style>
    <style:style style:name="Uplex_25_20Title-outline4" style:display-name="Uplex%20Title-outline4" style:family="presentation" style:parent-style-name="Uplex_25_20Title-outline3">
      <style:paragraph-properties fo:margin-top="0cm" fo:margin-bottom="0.2cm"/>
      <style:text-properties fo:font-size="20pt" style:font-size-asian="20pt" style:font-size-complex="20pt"/>
    </style:style>
    <style:style style:name="Uplex_25_20Title-outline5" style:display-name="Uplex%20Title-outline5" style:family="presentation" style:parent-style-name="Uplex_25_20Title-outline4">
      <style:paragraph-properties fo:margin-top="0cm" fo:margin-bottom="0.1cm"/>
      <style:text-properties fo:font-size="20pt" style:font-size-asian="20pt" style:font-size-complex="20pt"/>
    </style:style>
    <style:style style:name="Uplex_25_20Title-outline6" style:display-name="Uplex%20Title-outline6" style:family="presentation" style:parent-style-name="Uplex_25_20Title-outline5">
      <style:paragraph-properties fo:margin-top="0cm" fo:margin-bottom="0.1cm"/>
      <style:text-properties fo:font-size="20pt" style:font-size-asian="20pt" style:font-size-complex="20pt"/>
    </style:style>
    <style:style style:name="Uplex_25_20Title-outline7" style:display-name="Uplex%20Title-outline7" style:family="presentation" style:parent-style-name="Uplex_25_20Title-outline6">
      <style:paragraph-properties fo:margin-top="0cm" fo:margin-bottom="0.1cm"/>
      <style:text-properties fo:font-size="20pt" style:font-size-asian="20pt" style:font-size-complex="20pt"/>
    </style:style>
    <style:style style:name="Uplex_25_20Title-outline8" style:display-name="Uplex%20Title-outline8" style:family="presentation" style:parent-style-name="Uplex_25_20Title-outline7">
      <style:paragraph-properties fo:margin-top="0cm" fo:margin-bottom="0.1cm"/>
      <style:text-properties fo:font-size="20pt" style:font-size-asian="20pt" style:font-size-complex="20pt"/>
    </style:style>
    <style:style style:name="Uplex_25_20Title-outline9" style:display-name="Uplex%20Title-outline9" style:family="presentation" style:parent-style-name="Uplex_25_20Title-outline8">
      <style:paragraph-properties fo:margin-top="0cm" fo:margin-bottom="0.1cm"/>
      <style:text-properties fo:font-size="20pt" style:font-size-asian="20pt" style:font-size-complex="20pt"/>
    </style:style>
    <style:style style:name="Uplex_25_20Title-subtitle" style:display-name="Uplex%20Title-subtitle" style:family="presentation">
      <style:graphic-properties draw:stroke="none" draw:fill="none" draw:textarea-vertical-align="middle">
        <text:list-style style:name="Uplex_25_20Title-subtitle" style:display-name="Uplex%20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Gothic" style:font-family-generic-asian="system" style:font-pitch-asian="variable" style:font-size-asian="32pt" style:font-style-asian="normal" style:font-weight-asian="normal" style:font-family-complex="Helvetic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plex_25_20Title-title" style:display-name="Uplex%20Title-title" style:family="presentation">
      <style:graphic-properties draw:stroke="none" draw:fill="none" draw:textarea-vertical-align="middle">
        <text:list-style style:name="Uplex_25_20Title-title" style:display-name="Uplex%20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64e88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Gothic" style:font-family-generic-asian="system" style:font-pitch-asian="variable" style:font-size-asian="44pt" style:font-style-asian="normal" style:font-weight-asian="normal" style:font-family-complex="Helvetic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Gothic" style:font-family-generic-asian="system" style:font-pitch-asian="variable" style:font-size-asian="20pt" style:font-style-asian="normal" style:font-weight-asian="normal" style:font-family-complex="Helvetic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Gothic" style:font-family-generic-asian="system" style:font-pitch-asian="variable" style:font-size-asian="32pt" style:font-style-asian="normal" style:font-weight-asian="normal" style:font-family-complex="Helvetic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ffffff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ffffff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Gothic" style:font-family-generic-asian="system" style:font-pitch-asian="variable" style:font-size-asian="32pt" style:font-style-asian="normal" style:font-weight-asian="normal" style:font-family-complex="Helvetic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fa1c0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Gothic" style:font-family-generic-asian="system" style:font-pitch-asian="variable" style:font-size-asian="44pt" style:font-style-asian="normal" style:font-weight-asian="normal" style:font-family-complex="Helvetic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plex_25_20Tit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lex_25_20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lex_25_20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solid" draw:fill-color="#664e88" draw:textarea-horizontal-align="center" draw:textarea-vertical-align="middle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lex_25_20Title" style:display-name="Uplex%20Title" style:page-layout-name="PM1" draw:style-name="Mdp1">
      <office:forms form:automatic-focus="false" form:apply-design-mode="false"/>
      <draw:frame presentation:style-name="Uplex_25_20Title-title" draw:layer="backgroundobjects" svg:width="15.6cm" svg:height="1.5cm" svg:x="1.4cm" svg:y="0.8cm" presentation:class="title" presentation:placeholder="true">
        <draw:text-box/>
      </draw:frame>
      <draw:frame presentation:style-name="Uplex_25_20Title-outline1" draw:layer="backgroundobjects" svg:width="25.199cm" svg:height="14.773cm" svg:x="1.4cm" svg:y="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8.683cm" svg:height="1.499cm" svg:x="18cm" svg:y="1.001cm">
        <draw:image xlink:href="Pictures/10000000000002230000005F917A1D51.png" xlink:type="simple" xlink:show="embed" xlink:actuate="onLoad">
          <text:p/>
        </draw:image>
      </draw:frame>
      <draw:frame draw:style-name="Mgr3" draw:text-style-name="MP4" draw:layer="backgroundobjects" svg:width="9.921cm" svg:height="1.454cm" svg:x="9.5cm" svg:y="19.046cm">
        <draw:image xlink:href="Pictures/10000000000001770000003728365C76.jpg" xlink:type="simple" xlink:show="embed" xlink:actuate="onLoad">
          <text:p/>
        </draw:image>
      </draw:frame>
      <presentation:notes style:page-layout-name="PM0">
        <draw:page-thumbnail presentation:style-name="Uplex_25_20Title-title" draw:layer="backgroundobjects" svg:width="14.848cm" svg:height="11.136cm" svg:x="3.075cm" svg:y="2.257cm" presentation:class="page"/>
        <draw:frame presentation:style-name="Uplex_25_20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rect presentation:style-name="Mpr4" draw:text-style-name="MP4" draw:layer="backgroundobjects" svg:width="28.5cm" svg:height="19.5cm" svg:x="1cm" svg:y="3cm" draw:corner-radius="0.5cm">
        <text:p/>
      </draw:rect>
      <draw:frame presentation:style-name="Default_20_1-title" draw:layer="backgroundobjects" svg:width="25.199cm" svg:height="3.506cm" svg:x="1.5cm" svg:y="3.994cm" presentation:class="title" presentation:placeholder="true">
        <draw:text-box/>
      </draw:frame>
      <draw:frame presentation:style-name="Default_20_1-outline1" draw:layer="backgroundobjects" svg:width="25.199cm" svg:height="10.5cm" svg:x="1.5cm" svg:y="8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8.683cm" svg:height="1.499cm" svg:x="18.001cm" svg:y="1.002cm">
        <draw:image xlink:href="Pictures/10000000000002230000005F917A1D51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ils Goroll</meta:initial-creator>
    <meta:creation-date>2009-04-22T12:00:08</meta:creation-date>
    <meta:editing-duration>PT34H41M16S</meta:editing-duration>
    <meta:editing-cycles>131</meta:editing-cycles>
    <dc:date>2011-12-22T14:46:59</dc:date>
    <dc:creator>Geoffrey Simmons</dc:creator>
    <meta:generator>OpenOffice.org/3.1$Solaris_x86 OpenOffice.org_project/310m11$Build-9399$CWS-ooo31osol</meta:generator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